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4f865" officeooo:paragraph-rsid="0014f865" style:font-size-asian="13.1000003814697pt" style:font-size-complex="15pt"/>
    </style:style>
    <style:style style:name="P2" style:family="paragraph" style:parent-style-name="Standard">
      <style:text-properties fo:font-size="15pt" fo:font-weight="bold" officeooo:rsid="0014f865" officeooo:paragraph-rsid="0014f865" style:font-size-asian="13.1000003814697pt" style:font-weight-asian="bold" style:font-size-complex="15pt" style:font-weight-complex="bold"/>
    </style:style>
    <style:style style:name="P3" style:family="paragraph" style:parent-style-name="Standard">
      <style:text-properties fo:font-size="15pt" fo:font-weight="bold" officeooo:rsid="0015601a" officeooo:paragraph-rsid="0015601a" style:font-size-asian="13.1000003814697pt" style:font-weight-asian="bold" style:font-size-complex="15pt" style:font-weight-complex="bold"/>
    </style:style>
    <style:style style:name="P4" style:family="paragraph" style:parent-style-name="Standard">
      <style:text-properties fo:font-size="15pt" fo:font-style="italic" fo:font-weight="bold" officeooo:rsid="0015601a" officeooo:paragraph-rsid="0015601a" style:font-size-asian="13.1000003814697pt" style:font-style-asian="italic" style:font-weight-asian="bold" style:font-size-complex="15pt" style:font-style-complex="italic" style:font-weight-complex="bold"/>
    </style:style>
    <style:style style:name="P5" style:family="paragraph" style:parent-style-name="Standard">
      <style:text-properties fo:font-size="15pt" fo:font-style="italic" fo:font-weight="bold" officeooo:rsid="00166b1d" officeooo:paragraph-rsid="00166b1d" style:font-size-asian="13.1000003814697pt" style:font-style-asian="italic" style:font-weight-asian="bold" style:font-size-complex="15pt" style:font-style-complex="italic" style:font-weight-complex="bold"/>
    </style:style>
    <style:style style:name="P6" style:family="paragraph" style:parent-style-name="Standard">
      <style:text-properties fo:font-size="15pt" fo:font-style="normal" fo:font-weight="bold" officeooo:rsid="00166b1d" officeooo:paragraph-rsid="00166b1d" style:font-size-asian="13.1000003814697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text-properties fo:font-size="15pt" fo:font-style="normal" fo:font-weight="normal" officeooo:rsid="00166b1d" officeooo:paragraph-rsid="00166b1d" style:font-size-asian="13.1000003814697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>
      <style:text-properties officeooo:paragraph-rsid="0015601a"/>
    </style:style>
    <style:style style:name="P9" style:family="paragraph" style:parent-style-name="Standard">
      <style:text-properties fo:font-size="18pt" fo:font-weight="bold" officeooo:rsid="0014f865" officeooo:paragraph-rsid="0014f865" style:font-size-asian="15.75pt" style:font-weight-asian="bold" style:font-size-complex="18pt" style:font-weight-complex="bold"/>
    </style:style>
    <style:style style:name="P10" style:family="paragraph" style:parent-style-name="Standard">
      <style:text-properties fo:font-size="18pt" officeooo:rsid="0014f865" officeooo:paragraph-rsid="0014f865" style:font-size-asian="15.75pt" style:font-size-complex="18pt"/>
    </style:style>
    <style:style style:name="P11" style:family="paragraph" style:parent-style-name="Standard">
      <style:text-properties fo:font-size="15pt" fo:font-weight="bold" officeooo:rsid="0014f865" officeooo:paragraph-rsid="0014f865" style:font-size-asian="15pt" style:font-weight-asian="bold" style:font-size-complex="15pt" style:font-weight-complex="bold"/>
    </style:style>
    <style:style style:name="P12" style:family="paragraph" style:parent-style-name="Standard">
      <style:text-properties fo:font-size="15pt" fo:font-weight="normal" officeooo:rsid="0015601a" officeooo:paragraph-rsid="0015601a" style:font-size-asian="13.1000003814697pt" style:font-weight-asian="normal" style:font-size-complex="15pt" style:font-weight-complex="normal"/>
    </style:style>
    <style:style style:name="P13" style:family="paragraph" style:parent-style-name="Standard">
      <style:text-properties fo:font-size="15pt" fo:font-style="italic" fo:font-weight="bold" officeooo:rsid="00166b1d" officeooo:paragraph-rsid="00166b1d" style:font-size-asian="13.1000003814697pt" style:font-style-asian="italic" style:font-weight-asian="bold" style:font-size-complex="15pt" style:font-style-complex="italic" style:font-weight-complex="bold"/>
    </style:style>
    <style:style style:name="P14" style:family="paragraph" style:parent-style-name="Standard">
      <style:text-properties fo:font-size="15pt" fo:font-style="normal" fo:font-weight="normal" officeooo:rsid="00166b1d" officeooo:paragraph-rsid="00166b1d" style:font-size-asian="13.1000003814697pt" style:font-style-asian="normal" style:font-weight-asian="normal" style:font-size-complex="15pt" style:font-style-complex="normal" style:font-weight-complex="normal"/>
    </style:style>
    <style:style style:name="P15" style:family="paragraph" style:parent-style-name="Standard" style:list-style-name="L1">
      <style:text-properties fo:font-size="15pt" fo:font-style="normal" fo:font-weight="normal" officeooo:rsid="00171c43" officeooo:paragraph-rsid="00171c43" style:font-size-asian="13.1000003814697pt" style:font-style-asian="normal" style:font-weight-asian="normal" style:font-size-complex="15pt" style:font-style-complex="normal" style:font-weight-complex="normal"/>
    </style:style>
    <style:style style:name="P16" style:family="paragraph" style:parent-style-name="Standard">
      <style:text-properties fo:font-size="15pt" officeooo:rsid="0014f865" officeooo:paragraph-rsid="0014f865" style:font-size-asian="13.1000003814697pt" style:font-size-complex="15pt"/>
    </style:style>
    <style:style style:name="P17" style:family="paragraph" style:parent-style-name="Standard" style:list-style-name="L1">
      <style:text-properties officeooo:rsid="0016b390" officeooo:paragraph-rsid="0016b390"/>
    </style:style>
    <style:style style:name="P18" style:family="paragraph" style:parent-style-name="Standard">
      <style:text-properties officeooo:paragraph-rsid="0014f865"/>
    </style:style>
    <style:style style:name="T1" style:family="text">
      <style:text-properties fo:font-size="15pt" fo:font-weight="bold" officeooo:rsid="0015601a" style:font-size-asian="13.1000003814697pt" style:font-weight-asian="bold" style:font-size-complex="15pt" style:font-weight-complex="bold"/>
    </style:style>
    <style:style style:name="T2" style:family="text">
      <style:text-properties fo:font-size="15pt" fo:font-weight="normal" officeooo:rsid="0015601a" style:font-size-asian="13.1000003814697pt" style:font-weight-asian="normal" style:font-size-complex="15pt" style:font-weight-complex="normal"/>
    </style:style>
    <style:style style:name="T3" style:family="text">
      <style:text-properties fo:font-size="15pt" fo:font-weight="normal" officeooo:rsid="00166b1d" style:font-size-asian="13.1000003814697pt" style:font-weight-asian="normal" style:font-size-complex="15pt" style:font-weight-complex="normal"/>
    </style:style>
    <style:style style:name="T4" style:family="text">
      <style:text-properties fo:font-size="15pt" fo:font-style="normal" fo:font-weight="normal" style:font-size-asian="13.1000003814697pt" style:font-style-asian="normal" style:font-weight-asian="normal" style:font-size-complex="15pt" style:font-style-complex="normal" style:font-weight-complex="normal"/>
    </style:style>
    <style:style style:name="T5" style:family="text">
      <style:text-properties fo:font-size="15pt" fo:font-style="normal" fo:font-weight="normal" officeooo:rsid="00166b1d" style:font-size-asian="13.1000003814697pt" style:font-style-asian="normal" style:font-weight-asian="normal" style:font-size-complex="15pt" style:font-style-complex="normal" style:font-weight-complex="normal"/>
    </style:style>
    <style:style style:name="T6" style:family="text">
      <style:text-properties fo:font-size="15pt" officeooo:rsid="0014f865" style:font-size-asian="13.1000003814697pt" style:font-size-complex="15pt"/>
    </style:style>
    <style:style style:name="T7" style:family="text">
      <style:text-properties fo:font-size="15pt" officeooo:rsid="001af6cd" style:font-size-asian="13.1000003814697pt" style:font-size-complex="15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text-position="super 58%"/>
    </style:style>
    <style:style style:name="T10" style:family="text">
      <style:text-properties officeooo:rsid="001af6c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1. Introduzione</text:p>
      <text:p text:style-name="P10"/>
      <text:p text:style-name="P11">1.1 Scopo del sistema</text:p>
      <text:p text:style-name="P18"><text:span text:style-name="T6">Il sistema GuardaTV è stato creato con lo scopo di aiutare gli utenti del sito riguardo la scelta di un film o una serie TV da guardare. </text:span><text:span text:style-name="T7">Infatti il sistema comprende un sistema di recensioni grazie al quale l’utente può informarsi riguardo un contenuto da usufruire. Inoltre GuardaTV permette la gestione di liste personalizzate.</text:span></text:p>
      <text:p text:style-name="P1"/>
      <text:p text:style-name="P1"/>
      <text:p text:style-name="P2">1.3 Definizioni, acronimi e abbreviazioni</text:p>
      <text:p text:style-name="P2"/>
      <text:p text:style-name="P4">Definizioni</text:p>
      <text:p text:style-name="P3"/>
      <text:p text:style-name="P3">GuardaTV: <text:span text:style-name="T8">nome del sistema.</text:span></text:p>
      <text:p text:style-name="P12"/>
      <text:p text:style-name="P3">Contenuto: <text:span text:style-name="T8">oggetto di interesse dell’utente, può essere un film o una serie TV.</text:span></text:p>
      <text:p text:style-name="P12"/>
      <text:p text:style-name="P8"><text:span text:style-name="T1">Lista: </text:span><text:span text:style-name="T2">insieme di contenuti sul quale u</text:span><text:span text:style-name="T3">n utente loggato </text:span><text:span text:style-name="T2">può effettuare varie operazioni [creazione, aggiunta, rimozione]</text:span></text:p>
      <text:p text:style-name="P12"/>
      <text:p text:style-name="P3">Utente non registrato: <text:span text:style-name="T8">utente che non si è precedentemente registrato al sistema GuardaTV, può effettuare ricerche e visualizzare contenuti presenti nel sistema.</text:span></text:p>
      <text:p text:style-name="P12"/>
      <text:p text:style-name="P3">Utente loggato: <text:span text:style-name="T8">utente che si è registrato al sistema ed ha effettuato il login al sistema GuardaTV, ciascuno sarà caratterizzato da: E-Mail, Password, Nickname. Può creare liste, aggiungere contenuti a liste, recensire contenuti ed effettuare ricerche.</text:span></text:p>
      <text:p text:style-name="P12"/>
      <text:p text:style-name="P3">Recensione: <text:span text:style-name="T8">un utente registrato ha la possibilità di recensire un contenuto presente nel sistema. Una recensione è caratterizzata da un punteggio e una descrizione testuale.</text:span></text:p>
      <text:p text:style-name="P12"/>
      <text:p text:style-name="P3">Utente amministratore: <text:span text:style-name="T8">oltre ai permessi concessi ad un utente loggato, l’utente amministratore può aggiungere nuovi contenuti al sistema e rimuovere recensioni.</text:span></text:p>
      <text:p text:style-name="P12"/>
      <text:p text:style-name="P12"/>
      <text:p text:style-name="P12"/>
      <text:p text:style-name="P12"><text:soft-page-break/></text:p>
      <text:p text:style-name="P12"/>
      <text:p text:style-name="P5">Acronimi</text:p>
      <text:p text:style-name="P5"/>
      <text:p text:style-name="P6">SDD: <text:span text:style-name="T8">System Design Document</text:span></text:p>
      <text:p text:style-name="P7"/>
      <text:p text:style-name="P6">HW: <text:span text:style-name="T8">Hardware</text:span></text:p>
      <text:p text:style-name="P7"/>
      <text:p text:style-name="P6">SW: <text:span text:style-name="T8">Software</text:span></text:p>
      <text:p text:style-name="P7"/>
      <text:p text:style-name="P6">DBMS: <text:span text:style-name="T8">DataBase Management System</text:span></text:p>
      <text:p text:style-name="P7"/>
      <text:p text:style-name="P6">CD: <text:span text:style-name="T8">Class diagram</text:span></text:p>
      <text:p text:style-name="P7"/>
      <text:p text:style-name="P6">GUI: <text:span text:style-name="T8">Graphical User Interface</text:span></text:p>
      <text:p text:style-name="P7"/>
      <text:p text:style-name="P5">Riferimenti: </text:p>
      <text:p text:style-name="P5"/>
      <text:p text:style-name="P7">Object-Oriented Software Engineering Using UML, Patterns, and Java - 3<text:span text:style-name="T9">rd</text:span> Edition</text:p>
      <text:p text:style-name="P7"/>
      <text:p text:style-name="P6">Panoramica</text:p>
      <text:p text:style-name="P6"/>
      <text:p text:style-name="P7">Il SDD è diviso in quattro capitoli:</text:p>
      <text:list xml:id="list3860335655" text:style-name="L1">
        <text:list-item>
          <text:p text:style-name="P17"><text:span text:style-name="T5">È </text:span><text:span text:style-name="T4">composto dall’introduzione del sistema, i design goals e un elenco di definizioni e acronimi.</text:span></text:p>
        </text:list-item>
        <text:list-item>
          <text:p text:style-name="P15">Contiene la descrizione della decomposizione in sottosistemi.</text:p>
        </text:list-item>
        <text:list-item>
          <text:p text:style-name="P15">Contiene il controllo degli accessi.</text:p>
        </text:list-item>
        <text:list-item>
          <text:p text:style-name="P15">Contiene le condizioni limite.</text:p>
        </text:list-item>
      </text:list>
      <text:p text:style-name="P7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1-11-28T15:28:57.919755979</meta:creation-date>
    <dc:date>2021-12-02T15:46:12.487559148</dc:date>
    <meta:editing-duration>PT24M20S</meta:editing-duration>
    <meta:editing-cycles>3</meta:editing-cycles>
    <meta:generator>LibreOffice/6.3.5.2$Linux_X86_64 LibreOffice_project/30$Build-2</meta:generator>
    <meta:document-statistic meta:table-count="0" meta:image-count="0" meta:object-count="0" meta:page-count="2" meta:paragraph-count="27" meta:word-count="278" meta:character-count="1898" meta:non-whitespace-character-count="1650"/>
  </office:meta>
</office:document-meta>
</file>